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fo:text-align="center" style:line-height-at-least="0.1979in"/>
    </style:style>
    <style:style style:name="T2" style:parent-style-name="DefaultParagraphFont" style:family="text">
      <style:text-properties style:font-name="arial, sans-serif" fo:font-weight="bold" style:font-weight-asian="bold" style:font-weight-complex="bold" fo:color="#222222"/>
    </style:style>
    <style:style style:name="P3" style:parent-style-name="Textbody" style:family="paragraph">
      <style:paragraph-properties style:line-height-at-least="0.1979in"/>
    </style:style>
    <style:style style:name="T4" style:parent-style-name="DefaultParagraphFont" style:family="text">
      <style:text-properties style:font-name="arial, sans-serif" fo:font-weight="bold" style:font-weight-asian="bold" fo:color="#222222"/>
    </style:style>
    <style:style style:name="T5" style:parent-style-name="DefaultParagraphFont" style:family="text">
      <style:text-properties style:font-name="arial, sans-serif" fo:color="#222222"/>
    </style:style>
    <style:style style:name="S1" style:family="section">
      <style:section-properties fo:margin-left="0in" fo:margin-right="0in" style:writing-mode="lr-tb"/>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style style:name="S2" style:family="section">
      <style:section-properties fo:margin-left="0in" fo:margin-right="0in" style:writing-mode="lr-tb"/>
    </style:style>
    <style:style style:name="P12" style:parent-style-name="Standard" style:family="paragraph">
      <style:paragraph-properties fo:margin-bottom="0.1965in"/>
    </style:style>
    <style:style style:name="P13" style:parent-style-name="Textbody" style:family="paragraph">
      <style:paragraph-properties fo:margin-bottom="0in"/>
    </style:style>
    <style:style style:name="P14" style:parent-style-name="Textbody" style:family="paragraph">
      <style:paragraph-properties fo:margin-bottom="0in"/>
    </style:style>
    <style:style style:name="P15" style:parent-style-name="Textbody" style:family="paragraph">
      <style:paragraph-properties fo:margin-bottom="0in"/>
    </style:style>
    <style:style style:name="P16" style:parent-style-name="Textbody" style:family="paragraph"/>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style style:name="P24" style:parent-style-name="Textbody" style:family="paragraph">
      <style:paragraph-properties fo:margin-bottom="0in"/>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paragraph-properties fo:margin-bottom="0in"/>
    </style:style>
    <style:style style:name="P32" style:parent-style-name="Textbody" style:family="paragraph"/>
    <style:style style:name="P33" style:parent-style-name="Textbody" style:family="paragraph">
      <style:paragraph-properties fo:margin-bottom="0in"/>
    </style:style>
    <style:style style:name="P34" style:parent-style-name="Textbody" style:family="paragraph">
      <style:paragraph-properties fo:margin-bottom="0in"/>
    </style:style>
    <style:style style:name="P35" style:parent-style-name="Standard" style:family="paragraph">
      <style:paragraph-properties fo:margin-bottom="0.1965in"/>
    </style:style>
    <style:style style:name="T36" style:parent-style-name="DefaultParagraphFont" style:family="text">
      <style:text-properties fo:font-weight="bold" style:font-weight-asian="bold" style:font-weight-complex="bold"/>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paragraph-properties fo:margin-bottom="0in"/>
    </style:style>
    <style:style style:name="P40" style:parent-style-name="Textbody" style:family="paragraph"/>
    <style:style style:name="P41" style:parent-style-name="Textbody" style:family="paragraph">
      <style:paragraph-properties fo:margin-bottom="0in"/>
    </style:style>
    <style:style style:name="P42" style:parent-style-name="Textbody" style:family="paragraph">
      <style:paragraph-properties fo:margin-bottom="0in"/>
    </style:style>
    <style:style style:name="T43" style:parent-style-name="DefaultParagraphFont" style:family="text">
      <style:text-properties fo:font-weight="bold" style:font-weight-asian="bold" style:font-weight-complex="bold"/>
    </style:style>
    <style:style style:name="P44" style:parent-style-name="Textbody" style:family="paragraph">
      <style:paragraph-properties fo:margin-bottom="0in"/>
    </style:style>
    <style:style style:name="P45" style:parent-style-name="Textbody" style:family="paragraph">
      <style:paragraph-properties fo:margin-bottom="0in"/>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name="P50" style:parent-style-name="Textbody" style:family="paragraph">
      <style:paragraph-properties fo:margin-bottom="0in"/>
    </style:style>
    <style:style style:name="P51" style:parent-style-name="Textbody" style:family="paragraph">
      <style:paragraph-properties fo:margin-bottom="0in"/>
    </style:style>
    <style:style style:name="T52" style:parent-style-name="DefaultParagraphFont" style:family="text">
      <style:text-properties fo:font-weight="bold" style:font-weight-asian="bold" style:font-weight-complex="bold"/>
    </style:style>
    <style:style style:name="P53" style:parent-style-name="Textbody" style:family="paragraph">
      <style:paragraph-properties fo:margin-bottom="0in"/>
    </style:style>
    <style:style style:name="T54" style:parent-style-name="DefaultParagraphFont" style:family="text">
      <style:text-properties fo:font-weight="bold" style:font-weight-asian="bold" style:font-weight-complex="bold"/>
    </style:style>
    <style:style style:name="P55" style:parent-style-name="Textbody" style:family="paragraph">
      <style:paragraph-properties fo:margin-bottom="0in"/>
    </style:style>
    <style:style style:name="T56" style:parent-style-name="DefaultParagraphFont" style:family="text">
      <style:text-properties fo:font-weight="bold" style:font-weight-asian="bold" style:font-weight-complex="bold"/>
    </style:style>
    <style:style style:name="P57" style:parent-style-name="Textbody" style:family="paragraph"/>
    <style:style style:name="T58" style:parent-style-name="DefaultParagraphFont" style:family="text">
      <style:text-properties fo:font-weight="bold" style:font-weight-asian="bold" style:font-weight-complex="bold"/>
    </style:style>
    <style:style style:name="P59" style:parent-style-name="Textbody" style:family="paragraph">
      <style:paragraph-properties fo:margin-bottom="0in"/>
    </style:style>
    <style:style style:name="P60" style:parent-style-name="Textbody" style:family="paragraph">
      <style:paragraph-properties fo:margin-bottom="0in"/>
    </style:style>
    <style:style style:name="P61" style:parent-style-name="Standard" style:family="paragraph">
      <style:paragraph-properties fo:margin-bottom="0.1965in"/>
    </style:style>
    <style:style style:name="P62" style:parent-style-name="Textbody" style:family="paragraph">
      <style:paragraph-properties fo:margin-bottom="0in"/>
    </style:style>
    <style:style style:name="P63" style:parent-style-name="Textbody" style:family="paragraph"/>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paragraph-properties fo:margin-bottom="0in"/>
    </style:style>
    <style:style style:name="P68" style:parent-style-name="Textbody" style:family="paragraph"/>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paragraph-properties fo:margin-bottom="0in"/>
    </style:style>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paragraph-properties fo:margin-bottom="0in"/>
    </style:style>
    <style:style style:name="P77" style:parent-style-name="Textbody" style:family="paragraph">
      <style:paragraph-properties fo:margin-bottom="0in"/>
    </style:style>
    <style:style style:name="P78" style:parent-style-name="Textbody" style:family="paragraph">
      <style:paragraph-properties fo:margin-bottom="0in"/>
    </style:style>
    <style:style style:name="P79" style:parent-style-name="Textbody" style:family="paragraph"/>
    <style:style style:name="P80" style:parent-style-name="Textbody" style:family="paragraph">
      <style:paragraph-properties fo:margin-bottom="0in"/>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office:automatic-styles>
  <office:body>
    <office:text text:use-soft-page-breaks="true">
      <text:p text:style-name="P1"><text:span text:style-name="T2">JIRA Interview Questions and Answer:</text:span></text:p>
      <text:p text:style-name="P3"><text:span text:style-name="T4">JIRA<text:s/></text:span><text:span text:style-name="T5">is an issue tracking product or a software tool developed by Atlassian, commonly used for bug tracking, project management and issue tracking; it is entirely based on this three aspects.</text:span></text:p>
      <text:section text:name="Sect1" text:style-name="S1">
        <text:p text:style-name="Textbody">Question: 1</text:p>
        <text:p text:style-name="Textbody">Explain what is a workflow?</text:p>
        <text:p text:style-name="Textbody">Answer:</text:p>
        <text:p text:style-name="Textbody">Workflow<text:s/>is defined as a movement of the bug/issue through various stages during its life-cycle</text:p>
        <text:list text:style-name="LFO1" text:continue-numbering="true">
          <text:list-item>
            <text:p text:style-name="P6">Created/Open</text:p>
          </text:list-item>
          <text:list-item>
            <text:p text:style-name="P7">WIP ( Work In Progress)</text:p>
          </text:list-item>
          <text:list-item>
            <text:p text:style-name="P8">Completed/Closed</text:p>
          </text:list-item>
        </text:list>
        <text:p text:style-name="Textbody">Question: 2</text:p>
        <text:p text:style-name="Textbody">Explain what is JIRA?</text:p>
        <text:p text:style-name="Textbody">Answer:</text:p>
        <text:p text:style-name="Textbody">JIRA is an issue tracking product or a software tool developed by Atlassian, commonly used for bug tracking, project management and issue tracking; it is entirely based on this three aspects.</text:p>
        <text:p text:style-name="Textbody">Question: 3</text:p>
        <text:p text:style-name="Textbody">Explain what does the three color indicates tracking times or duration for an issue?</text:p>
        <text:p text:style-name="Textbody">Answer:</text:p>
        <text:p text:style-name="Textbody">Three color will be displayed representing the amount of time spent behind the issue</text:p>
        <text:list text:style-name="LFO2" text:continue-numbering="true">
          <text:list-item>
            <text:p text:style-name="P9">Original Estimate (Blue): The amount of time originally estimated to resolve the issue</text:p>
          </text:list-item>
          <text:list-item>
            <text:p text:style-name="P10">Remaining Estimate(Orange): The remaining amount of time left to resolve the issue</text:p>
          </text:list-item>
          <text:list-item>
            <text:p text:style-name="P11">Time Spent or Logged<text:s/>(Green): The amount of time spent so far while resolving the issue</text:p>
          </text:list-item>
        </text:list>
        <text:p text:style-name="Textbody">Question: 4</text:p>
        <text:p text:style-name="Textbody">When you log a defect using TestDirector or JIRA what fields do you see?</text:p>
        <text:p text:style-name="Textbody">Answer:</text:p>
        <text:p text:style-name="Textbody">When we log a defect, we see Defect ID (it shows later in TestDirector), Summary (where we write short description of the defect), Description (long description of the defect), Detected by (Person who found the defect, (it’s you), Severity (meaning-is the defect critical? High? Medium? Or Low?), Date, Detected in Version, Priority, Project, Status, Assigned to and so on. Click the link below to see the fields when you report defects in JIRA or TestDirector:<text:line-break/>Defect Fields in JIRA</text:p>
        <text:p text:style-name="Textbody">Question: 5</text:p>
        <text:p text:style-name="Textbody">List out the source control programs with which it integrates?</text:p>
        <text:p text:style-name="Textbody">Answer:</text:p>
        <text:p text:style-name="Textbody">It integrates with source control<text:s/>programs such as CVS, Git, Subversion, Clearcase, Visual SourceSafe, Mercurial, and Perforce.</text:p>
      </text:section>
      <text:section text:name="Sect2" text:style-name="S2">
        <text:p text:style-name="Standard"/>
        <text:p text:style-name="Standard">Question: 6</text:p>
        <text:soft-page-break/>
        <text:p text:style-name="Standard">What can be referred as an issue in JIRA?</text:p>
        <text:p text:style-name="P12">Answer: In JIRA, an issue can be anything like a</text:p>
        <text:list text:style-name="LFO3" text:continue-numbering="true">
          <text:list-item>
            <text:p text:style-name="P13">Software bug</text:p>
          </text:list-item>
          <text:list-item>
            <text:p text:style-name="P14">The project task</text:p>
          </text:list-item>
          <text:list-item>
            <text:p text:style-name="P15">A help-desk ticket</text:p>
          </text:list-item>
          <text:list-item>
            <text:p text:style-name="P16">The<text:s/>leave request form</text:p>
          </text:list-item>
        </text:list>
        <text:p text:style-name="P17">Question: 7</text:p>
        <text:p text:style-name="P18">What does an issue change history include?</text:p>
        <text:p text:style-name="Textbody">Answer:</text:p>
        <text:p text:style-name="Textbody">Issue change history includes</text:p>
        <text:list text:style-name="LFO4" text:continue-numbering="true">
          <text:list-item>
            <text:p text:style-name="P19">Change/Deletion of a comment</text:p>
          </text:list-item>
          <text:list-item>
            <text:p text:style-name="P20">Change/Deletion of a worklog</text:p>
          </text:list-item>
          <text:list-item>
            <text:p text:style-name="P21">Change of an issue link</text:p>
          </text:list-item>
          <text:list-item>
            <text:p text:style-name="P22">Changes to an issue field</text:p>
          </text:list-item>
          <text:list-item>
            <text:p text:style-name="P23">attachment of a file</text:p>
          </text:list-item>
        </text:list>
        <text:p text:style-name="P24">Question: 8</text:p>
        <text:p text:style-name="P25">Explain how you can disable mail notification for Bulk Operations?</text:p>
        <text:p text:style-name="Textbody">Answer:</text:p>
        <text:p text:style-name="Textbody">To disable mail notification for a particular Bulk Operations, you have to de-select the “Send Notification” checkbox in the bulk operation wizard.</text:p>
        <text:p text:style-name="P26">Question: 9</text:p>
        <text:p text:style-name="P27">Why use JIRA?</text:p>
        <text:p text:style-name="Textbody">Answer:</text:p>
        <text:p text:style-name="Textbody">The reason behind using JIRA is</text:p>
        <text:list text:style-name="LFO5" text:continue-numbering="true">
          <text:list-item>
            <text:p text:style-name="P28">Upfront and fair licensing policy</text:p>
          </text:list-item>
          <text:list-item>
            <text:p text:style-name="P29">Features that is not available elsewhere</text:p>
          </text:list-item>
          <text:list-item>
            <text:p text:style-name="P30">Get latest update on the progress of projects</text:p>
          </text:list-item>
          <text:list-item>
            <text:p text:style-name="P31">It run anywhere and recognized with many famous companies</text:p>
          </text:list-item>
          <text:list-item>
            <text:p text:style-name="P32">Easily extensible and<text:s/>customizable</text:p>
          </text:list-item>
        </text:list>
        <text:p text:style-name="P33">Question: 10</text:p>
        <text:p text:style-name="P34">Is it possible to access JIRA cloud site via a mobile device?</text:p>
        <text:p text:style-name="Textbody">Answer:</text:p>
        <text:p text:style-name="Textbody">Yes, it is possible to access JIRA cloud site via a mobile device. You have to just use the URL of the JIRA cloud site in your mobile web browser.</text:p>
        <text:p text:style-name="Standard">Question:<text:s/>11</text:p>
        <text:p text:style-name="Standard">Explain how you can modify multiple bulk issues?</text:p>
        <text:p text:style-name="P35">Answer:</text:p>
        <text:p text:style-name="Textbody"><text:span text:style-name="T36">To modify multiple bulk issues, you can use Bulk Change option from the “Tools” menu of the navigator.<text:s/></text:span>All the issues on the current page can be selected for the bulk operation. The following<text:s/>list details the available bulk operations like</text:p>
        <text:list text:style-name="LFO6" text:continue-numbering="true">
          <text:list-item>
            <text:p text:style-name="P37">Workflow Transition</text:p>
          </text:list-item>
          <text:list-item>
            <text:p text:style-name="P38">Delete</text:p>
          </text:list-item>
          <text:list-item>
            <text:p text:style-name="P39">Move</text:p>
          </text:list-item>
          <text:list-item>
            <text:p text:style-name="P40">Edit</text:p>
          </text:list-item>
        </text:list>
        <text:p text:style-name="P41">Question: 12</text:p>
        <text:p text:style-name="P42">Explain how you can share an issue with other users?</text:p>
        <text:p text:style-name="Textbody">Answer:</text:p>
        <text:p text:style-name="Textbody"><text:span text:style-name="T43">You can email an issue by using the share option in JIRA.</text:span><text:s/>You can also email other JIRA users a link to the issue by sharing the issue with them or by mentioning them in an issue’s Description or Comment field.</text:p>
        <text:p text:style-name="P44">Question: 13</text:p>
        <text:p text:style-name="P45">Can you disable JIRA mobile for the site?</text:p>
        <text:p text:style-name="Textbody">Answer:</text:p>
        <text:p text:style-name="Textbody"><text:span text:style-name="T46">You can disable JIRA mobile for the site, so that users can be unable</text:span><text:span text:style-name="T47"><text:s/>to operate the desktop view of JIRA on their mobile device.</text:span><text:s/>JIRA mobile comes as a system add-on and can be disabled any time.</text:p>
        <text:p text:style-name="P48">Question: 14</text:p>
        <text:p text:style-name="P49">Explain what is the use of “Move Issue” wizard in JIRA?</text:p>
        <text:p text:style-name="Textbody">Answer:</text:p>
        <text:list text:style-name="LFO7" text:continue-numbering="true">
          <text:list-item>
            <text:p text:style-name="P50">The move issue wizard enables you to specify<text:s/>another project in your JIRA instance.</text:p>
          </text:list-item>
          <text:list-item>
            <text:p text:style-name="P51"><text:span text:style-name="T52">Move issue wizard permit you to change certain attributes of an issue like</text:span></text:p>
          </text:list-item>
          <text:list-item>
            <text:p text:style-name="P53"><text:span text:style-name="T54">Issue Type:</text:span><text:s/>If your issue is a custom issue type and does not occur in your target project, you must choose a new issue type for your issue</text:p>
          </text:list-item>
          <text:list-item>
            <text:p text:style-name="P55"><text:span text:style-name="T56">Issue Status:</text:span><text:s/>If you have assigned your issue as a custom issue status and it does not exist in your project, you must select a new issue status for your issue</text:p>
          </text:list-item>
          <text:list-item>
            <text:p text:style-name="P57"><text:span text:style-name="T58">Custom Fields:</text:span><text:s/>If you have determined required custom fields for your issue, which do not occur in the target project, you must set values for them.</text:p>
          </text:list-item>
        </text:list>
        <text:p text:style-name="P59">Question: 15</text:p>
        <text:p text:style-name="P60">How security setting is helpful in JIRA?</text:p>
        <text:p text:style-name="Textbody">Answer:</text:p>
        <text:p text:style-name="Textbody">JIRA’S security setting restricts the access to the issue to only those person who is allowed to work on the issue or a member of the chosen security level. Security level of an issue can be set either when the issue is created or when the issue is being edited<text:bookmark-start text:name="block-block-662"/><text:bookmark-end text:name="block-block-662"/></text:p>
        <text:p text:style-name="Standard">Question: 16</text:p>
        <text:p text:style-name="Standard">Explain labelling and linking issue in JIRA?</text:p>
        <text:p text:style-name="P61">Answer:</text:p>
        <text:list text:style-name="LFO8" text:continue-numbering="true">
          <text:list-item>
            <text:p text:style-name="P62"><text:span text:style-name="StrongEmphasis">Labelling Issue:</text:span><text:s/>It enables you to categorize an issue in a more informal way than assigning it to a component or version. You can then search issues according to label.</text:p>
          </text:list-item>
          <text:list-item>
            <text:p text:style-name="P63"><text:span text:style-name="StrongEmphasis">Linking Issue:</text:span><text:s/>This feature enables you to link an association between two issues on either on the same or different JIRA servers.</text:p>
          </text:list-item>
        </text:list>
        <text:p text:style-name="P64">Question: 17</text:p>
        <text:p text:style-name="P65">Mention what things are not included in cloned issue in JIRA?</text:p>
        <text:p text:style-name="Textbody">Answer:</text:p>
        <text:list text:style-name="LFO9" text:continue-numbering="true">
          <text:list-item>
            <text:p text:style-name="P66">Time tracking</text:p>
          </text:list-item>
          <text:list-item>
            <text:p text:style-name="P67">Issue history</text:p>
          </text:list-item>
          <text:list-item>
            <text:p text:style-name="P68">Comments</text:p>
          </text:list-item>
        </text:list>
        <text:p text:style-name="P69">Question: 18</text:p>
        <text:p text:style-name="P70">Mention the types of reports generated in JIRA?</text:p>
        <text:p text:style-name="Textbody">Answer:</text:p>
        <text:p text:style-name="Textbody">JIRA offer reports that show statistics for projects, versions, people or other fields within issues. Various reports included with JIRA are</text:p>
        <text:list text:style-name="LFO10" text:continue-numbering="true">
          <text:list-item>
            <text:p text:style-name="P71">Average Age Report</text:p>
          </text:list-item>
          <text:list-item>
            <text:p text:style-name="P72">Pie Chart Report</text:p>
          </text:list-item>
          <text:list-item>
            <text:p text:style-name="P73">Resolution Time Report</text:p>
          </text:list-item>
          <text:list-item>
            <text:p text:style-name="P74">Recently Created Issues Report</text:p>
          </text:list-item>
          <text:list-item>
            <text:p text:style-name="P75">Resolved vs. Created Issues Report</text:p>
          </text:list-item>
          <text:list-item>
            <text:p text:style-name="P76">Single Level<text:s/>Group by Report</text:p>
          </text:list-item>
          <text:list-item>
            <text:p text:style-name="P77">Time Tracking Report</text:p>
          </text:list-item>
          <text:list-item>
            <text:p text:style-name="P78">User Workload Report</text:p>
          </text:list-item>
          <text:list-item>
            <text:p text:style-name="P79">Workload Pie Chart Report, etc.</text:p>
          </text:list-item>
        </text:list>
        <text:p text:style-name="P80">Question: 19</text:p>
        <text:p text:style-name="P81">Explain what is Cloning an Issue?</text:p>
        <text:p text:style-name="Textbody">Answer:</text:p>
        <text:p text:style-name="Textbody">Cloning as issue allows you to create a duplicate of the original issue so that many employees can work<text:s/>on a single issue within a single project. The clone issue can be connected to the original issue. A clone issue holds following the information</text:p>
        <text:list text:style-name="LFO11" text:continue-numbering="true">
          <text:list-item>
            <text:p text:style-name="P82">Summary</text:p>
          </text:list-item>
          <text:list-item>
            <text:p text:style-name="P83">Description</text:p>
          </text:list-item>
          <text:list-item>
            <text:p text:style-name="P84">Assignee</text:p>
          </text:list-item>
          <text:list-item>
            <text:p text:style-name="P85">Environment</text:p>
          </text:list-item>
          <text:list-item>
            <text:p text:style-name="P86">Priority</text:p>
          </text:list-item>
          <text:list-item>
            <text:p text:style-name="P87">Issue Type</text:p>
          </text:list-item>
          <text:list-item>
            <text:p text:style-name="P88">Security</text:p>
          </text:list-item>
          <text:list-item>
            <text:p text:style-name="P89">Reporter</text:p>
          </text:list-item>
          <text:list-item>
            <text:p text:style-name="P90">Components, etc.</text:p>
          </text:list-item>
        </text:list>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d Shahan</meta:initial-creator>
    <dc:creator>Jawad Karim</dc:creator>
    <meta:creation-date>2016-08-10T00:34:00Z</meta:creation-date>
    <dc:date>2023-08-27T03:52:00Z</dc:date>
    <meta:template xlink:href="Normal.dotm" xlink:type="simple"/>
    <meta:editing-cycles>18</meta:editing-cycles>
    <meta:editing-duration>PT7380S</meta:editing-duration>
    <meta:document-statistic meta:page-count="4" meta:paragraph-count="12" meta:word-count="935" meta:character-count="6257" meta:row-count="44" meta:non-whitespace-character-count="5334"/>
  </office:meta>
</office:document-meta>
</file>